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pple-system1" svg:font-family="apple-system, BlinkMacSystemFont, 'Segoe UI Emoji', 'Segoe UI', Roboto, Oxygen-Sans, Ubuntu, Cantarell, sans-serif"/>
    <style:font-face style:name="Noto Sans1" svg:font-family="'Noto Sans'" style:font-family-generic="swiss"/>
    <style:font-face style:name="apple-system" svg:font-family="apple-system, BlinkMacSystemFont, 'Segoe UI Emoji', 'Segoe UI', Roboto, Oxygen-Sans, Ubuntu, Cantarell,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397cm" fo:margin-bottom="0.397cm" loext:contextual-spacing="false" fo:line-height="130%" fo:text-align="center" style:justify-single-word="false" fo:orphans="2" fo:widows="2" fo:text-indent="0cm" style:auto-text-indent="false"/>
      <style:text-properties fo:font-variant="normal" fo:text-transform="none" fo:color="#bfbfbf" style:font-name="apple-system1" fo:font-size="20pt" fo:letter-spacing="normal" fo:font-style="normal" fo:font-weight="normal" style:font-size-asian="20pt" style:font-size-complex="20pt"/>
    </style:style>
    <style:style style:name="P2" style:family="paragraph" style:parent-style-name="Heading_20_2">
      <style:paragraph-properties fo:margin-left="0cm" fo:margin-right="0cm" fo:margin-top="0.397cm" fo:margin-bottom="0.397cm" loext:contextual-spacing="false" fo:line-height="130%" fo:orphans="2" fo:widows="2" fo:text-indent="0cm" style:auto-text-indent="false"/>
      <style:text-properties fo:font-variant="normal" fo:text-transform="none" fo:color="#bfbfbf" style:font-name="apple-system1" fo:font-size="12pt" fo:letter-spacing="normal" fo:font-style="normal" fo:font-weight="bold" style:font-weight-asian="bold" style:font-weight-complex="bold"/>
    </style:style>
    <style:style style:name="P3" style:family="paragraph" style:parent-style-name="Standard">
      <style:text-properties fo:font-variant="normal" fo:text-transform="none" fo:color="#bfbfbf" style:font-name="apple-system1" fo:font-size="12pt" fo:letter-spacing="normal" fo:font-style="normal" fo:font-weight="normal" officeooo:rsid="000c3d31" officeooo:paragraph-rsid="000c3d31"/>
    </style:style>
    <style:style style:name="P4" style:family="paragraph" style:parent-style-name="Text_20_body" style:list-style-name="L1">
      <style:paragraph-properties fo:orphans="2" fo:widows="2"/>
      <style:text-properties fo:font-variant="normal" fo:text-transform="none" fo:color="#bfbfbf" style:font-name="apple-system1" fo:font-size="12pt" fo:letter-spacing="normal" fo:font-style="normal" fo:font-weight="normal"/>
    </style:style>
    <style:style style:name="P5" style:family="paragraph" style:parent-style-name="Text_20_body">
      <style:paragraph-properties fo:margin-left="0cm" fo:margin-right="0cm" fo:orphans="2" fo:widows="2" fo:text-indent="0cm" style:auto-text-indent="false"/>
      <style:text-properties fo:font-variant="normal" fo:text-transform="none" fo:color="#bfbfbf" style:font-name="apple-system1" fo:font-size="12pt" fo:letter-spacing="normal" fo:font-style="normal" fo:font-weight="normal"/>
    </style:style>
    <style:style style:name="P6" style:family="paragraph" style:parent-style-name="Text_20_body">
      <style:paragraph-properties fo:margin-left="0cm" fo:margin-right="0cm" fo:orphans="2" fo:widows="2" fo:text-indent="0cm" style:auto-text-indent="false"/>
      <style:text-properties fo:font-variant="normal" fo:text-transform="none" fo:color="#bfbfbf" style:font-name="apple-system1" fo:font-size="12pt" fo:letter-spacing="normal" fo:font-style="normal" style:text-underline-style="solid" style:text-underline-width="auto" style:text-underline-color="font-color" fo:font-weight="normal"/>
    </style:style>
    <style:style style:name="P7" style:family="paragraph" style:parent-style-name="Text_20_body" style:list-style-name="L1">
      <style:paragraph-properties fo:margin-left="0cm" fo:margin-right="0cm" fo:margin-top="0cm" fo:margin-bottom="0cm" loext:contextual-spacing="false" fo:orphans="2" fo:widows="2" fo:text-indent="0cm" style:auto-text-indent="false"/>
      <style:text-properties fo:font-variant="normal" fo:text-transform="none" fo:color="#bfbfbf" style:font-name="apple-system1" fo:font-size="12pt" fo:letter-spacing="normal" fo:font-style="normal" fo:font-weight="normal"/>
    </style:style>
    <style:style style:name="P8" style:family="paragraph" style:parent-style-name="Text_20_body" style:list-style-name="L1">
      <style:paragraph-properties fo:margin-top="0cm" fo:margin-bottom="0cm" loext:contextual-spacing="false" fo:orphans="2" fo:widows="2"/>
      <style:text-properties fo:font-variant="normal" fo:text-transform="none" fo:color="#bfbfbf" style:font-name="apple-system1" fo:font-size="12pt" fo:letter-spacing="normal" fo:font-style="normal" fo:font-weight="normal"/>
    </style:style>
    <style:style style:name="T1" style:family="text">
      <style:text-properties officeooo:rsid="000c1bf3"/>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2">Objectif</text:span> : Connecter mon dépositoire Github a un site distant <text:span text:style-name="T1">(un site qui viendrais de moi)</text:span></text:h>
      <text:p text:style-name="P5">Pouvoir explorer mon Github et ouvrir les fichiers sans devoir télécharger quoi que ce soit, par exemple ouvrir un PDF dans une nouvelle fenêtre pouvoir pourquoi pas même exécuter du code (tout dépend après de comment mes codes sont parce que le but du site n'est pas d'éditer les fichiers, juste de les voirs et de les éxecuter donc si les fichiers python ne font rien ça ne sert a rien.) Beaucoup de JS pour toutes les intégrations et HTML pour faire un site qui tienne la route.<text:line-break/>Je dois tout d'abord trouver un moyen de pouvoir accéder a mon github par intégration.</text:p>
      <text:h text:style-name="P2" text:outline-level="2">Je viens de voir que tout est possible apparemment en se servant de l'API "REST" de GitHub eux mêmes. Donc tout est possible a partir de la</text:h>
      <text:p text:style-name="P6">Liste des 5 prochaine choses a faire :</text:p>
      <text:list xml:id="list2580976564" text:style-name="L1">
        <text:list-item>
          <text:p text:style-name="P7">Apprendre a utiliser l'API REST pour mon utilisation</text:p>
        </text:list-item>
        <text:list-item>
          <text:p text:style-name="P8">Faire un mockup du site</text:p>
        </text:list-item>
        <text:list-item>
          <text:p text:style-name="P8">Faire le site</text:p>
        </text:list-item>
        <text:list-item>
          <text:p text:style-name="P8">Intégrer tout le JavaScript</text:p>
        </text:list-item>
        <text:list-item>
          <text:p text:style-name="P8">Tout combiner ensemble</text:p>
        </text:list-item>
        <text:list-item>
          <text:p text:style-name="P4">(Organiser mon code et mon GitHub pour que ce soit plus agréable aux yeux)</text:p>
        </text:list-item>
      </text:list>
      <text:p text:style-name="Standard"/>
      <text:p text:style-name="P3">Niels Carlon—Mism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pple-system1" svg:font-family="apple-system, BlinkMacSystemFont, 'Segoe UI Emoji', 'Segoe UI', Roboto, Oxygen-Sans, Ubuntu, Cantarell, sans-serif"/>
    <style:font-face style:name="Noto Sans1" svg:font-family="'Noto Sans'" style:font-family-generic="swiss"/>
    <style:font-face style:name="apple-system" svg:font-family="apple-system, BlinkMacSystemFont, 'Segoe UI Emoji', 'Segoe UI', Roboto, Oxygen-Sans, Ubuntu, Cantarell,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style:font-family-complex="'Noto Sans'" style:font-family-generic-complex="system" style:font-pitch-complex="variable" style:font-size-complex="18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1T09:48:42.357733737</meta:creation-date>
    <dc:date>2022-03-11T09:53:09.263323381</dc:date>
    <meta:editing-duration>PT4M28S</meta:editing-duration>
    <meta:editing-cycles>2</meta:editing-cycles>
    <meta:generator>LibreOffice/6.4.7.2$Linux_X86_64 LibreOffice_project/40$Build-2</meta:generator>
    <meta:document-statistic meta:table-count="0" meta:image-count="0" meta:object-count="0" meta:page-count="1" meta:paragraph-count="11" meta:word-count="200" meta:character-count="1079" meta:non-whitespace-character-count="897"/>
  </office:meta>
</office:document-meta>
</file>